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P2">Starta program</text:p>
      <text:p text:style-name="Standard">Som användare vill jag starta programmet för att se mitt skrivbord</text:p>
      <text:p text:style-name="Standard"/>
      <text:p text:style-name="P2">Öppna fönster med tumnagelbilder</text:p>
      <text:p text:style-name="Standard">Som användrare vill jag öppna fönster för att se mitt urval av bakgrundsbilder</text:p>
      <text:p text:style-name="Standard"/>
      <text:p text:style-name="P2">Byta bild på skrivbord </text:p>
      <text:p text:style-name="Standard">Som användare vill jag kunna välja en ny bild för att byta bakgrund på mitt skrivbord</text:p>
      <text:p text:style-name="Standard"/>
      <text:p text:style-name="P2">Stänga fönster</text:p>
      <text:p text:style-name="Standard">Som användare vill jag kunna stänga fönster med möjliga bakgrundsbilder för att det inte ska ta plats när jag inte använder d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3:53:10.75</meta:creation-date>
    <meta:document-statistic meta:table-count="0" meta:image-count="0" meta:object-count="0" meta:page-count="1" meta:paragraph-count="9" meta:word-count="76" meta:character-count="454"/>
    <dc:date>2013-12-26T13:55:59.90</dc:date>
    <dc:creator>Lotta Onsö</dc:creator>
    <meta:editing-duration>PT2M49S</meta:editing-duration>
    <meta:editing-cycles>1</meta:editing-cycles>
    <meta:generator>OpenOffice/4.0.0$Win32 OpenOffice.org_project/400m3$Build-9702</meta:generator>
  </office:meta>
</office:document-meta>
</file>